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ackground-color="#ffcccc"/>
    </style:style>
    <style:style style:name="ce5" style:family="table-cell" style:parent-style-name="Default" style:data-style-name="N3"/>
    <style:style style:name="ce6" style:family="table-cell" style:parent-style-name="Default" style:data-style-name="N61"/>
    <style:style style:name="ce7" style:family="table-cell" style:parent-style-name="Default" style:data-style-name="N61">
      <style:table-cell-properties fo:background-color="#ffcccc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cccc"/>
    </style:style>
    <style:style style:name="ce11" style:family="table-cell" style:parent-style-name="Default" style:data-style-name="N4">
      <style:table-cell-properties fo:background-color="#ff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=a*exp(-t/tau)+c</text:p>
          </table:table-cell>
          <table:table-cell/>
          <table:table-cell office:value-type="string" calcext:value-type="string">
            <text:p>tau=(2*pi*fc)^-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rtical field co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Tau (ms)</text:p>
          </table:table-cell>
          <table:table-cell office:value-type="string" calcext:value-type="string">
            <text:p>fc (Hz)</text:p>
          </table:table-cell>
          <table:table-cell office:value-type="string" calcext:value-type="string">
            <text:p>lambda (s^-1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8.427129495099" calcext:value-type="float">
            <text:p>28,43</text:p>
          </table:table-cell>
          <table:table-cell table:style-name="ce3" office:value-type="float" office:value="5.5986990568054" calcext:value-type="float">
            <text:p>5,60</text:p>
          </table:table-cell>
          <table:table-cell table:formula="of:=1/[.B5]*1000" office:value-type="float" office:value="35.1776636530398" calcext:value-type="float">
            <text:p>35,1776636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0.2756633714825" calcext:value-type="float">
            <text:p>20,28</text:p>
          </table:table-cell>
          <table:table-cell table:style-name="ce3" office:value-type="float" office:value="7.84955540915838" calcext:value-type="float">
            <text:p>7,85</text:p>
          </table:table-cell>
          <table:table-cell table:formula="of:=1/[.B6]*1000" office:value-type="float" office:value="49.3202112147161" calcext:value-type="float">
            <text:p>49,32021121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5.0665718446938" calcext:value-type="float">
            <text:p>15,07</text:p>
          </table:table-cell>
          <table:table-cell table:style-name="ce3" office:value-type="float" office:value="10.5634476596577" calcext:value-type="float">
            <text:p>10,56</text:p>
          </table:table-cell>
          <table:table-cell table:formula="of:=1/[.B7]*1000" office:value-type="float" office:value="66.3720991283219" calcext:value-type="float">
            <text:p>66,37209912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8.8620210660352" calcext:value-type="float">
            <text:p>18,86</text:p>
          </table:table-cell>
          <table:table-cell table:style-name="ce3" office:value-type="float" office:value="8.43785204855301" calcext:value-type="float">
            <text:p>8,44</text:p>
          </table:table-cell>
          <table:table-cell table:formula="of:=1/[.B8]*1000" office:value-type="float" office:value="53.0165880156235" calcext:value-type="float">
            <text:p>53,01658801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5.6760004351" calcext:value-type="float">
            <text:p>25,68</text:p>
          </table:table-cell>
          <table:table-cell table:style-name="ce3" office:value-type="float" office:value="6.19858780163926" calcext:value-type="float">
            <text:p>6,20</text:p>
          </table:table-cell>
          <table:table-cell table:formula="of:=1/[.B9]*1000" office:value-type="float" office:value="38.9468758005224" calcext:value-type="float">
            <text:p>38,94687580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0.0340145513399" calcext:value-type="float">
            <text:p>60,03</text:p>
          </table:table-cell>
          <table:table-cell table:style-name="ce3" office:value-type="float" office:value="2.65107946355627" calcext:value-type="float">
            <text:p>2,65</text:p>
          </table:table-cell>
          <table:table-cell table:formula="of:=1/[.B10]*1000" office:value-type="float" office:value="16.6572235335823" calcext:value-type="float">
            <text:p>16,65722353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53.8325101741151" calcext:value-type="float">
            <text:p>53,83</text:p>
          </table:table-cell>
          <table:table-cell table:style-name="ce3" office:value-type="float" office:value="2.95648377861495" calcext:value-type="float">
            <text:p>2,96</text:p>
          </table:table-cell>
          <table:table-cell table:formula="of:=1/[.B11]*1000" office:value-type="float" office:value="18.5761354387082" calcext:value-type="float">
            <text:p>18,57613543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1.7757815342421" calcext:value-type="float">
            <text:p>21,78</text:p>
          </table:table-cell>
          <table:table-cell table:style-name="ce3" office:value-type="float" office:value="7.30880509806853" calcext:value-type="float">
            <text:p>7,31</text:p>
          </table:table-cell>
          <table:table-cell table:formula="of:=1/[.B12]*1000" office:value-type="float" office:value="45.9225768052235" calcext:value-type="float">
            <text:p>45,92257680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2.8315664805984" calcext:value-type="float">
            <text:p>22,83</text:p>
          </table:table-cell>
          <table:table-cell table:style-name="ce3" office:value-type="float" office:value="6.97082888408646" calcext:value-type="float">
            <text:p>6,97</text:p>
          </table:table-cell>
          <table:table-cell table:formula="of:=1/[.B13]*1000" office:value-type="float" office:value="43.7990096233551" calcext:value-type="float">
            <text:p>43,79900962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1.7636937163774" calcext:value-type="float">
            <text:p>21,76</text:p>
          </table:table-cell>
          <table:table-cell table:style-name="ce3" office:value-type="float" office:value="7.3128644965321" calcext:value-type="float">
            <text:p>7,31</text:p>
          </table:table-cell>
          <table:table-cell table:formula="of:=1/[.B14]*1000" office:value-type="float" office:value="45.9480827580058" calcext:value-type="float">
            <text:p>45,9480827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8.9321917454884" calcext:value-type="float">
            <text:p>28,93</text:p>
          </table:table-cell>
          <table:table-cell table:style-name="ce3" office:value-type="float" office:value="5.50096392599478" calcext:value-type="float">
            <text:p>5,50</text:p>
          </table:table-cell>
          <table:table-cell table:formula="of:=1/[.B15]*1000" office:value-type="float" office:value="34.5635757151353" calcext:value-type="float">
            <text:p>34,56357571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37.3435970293219" calcext:value-type="float">
            <text:p>37,34</text:p>
          </table:table-cell>
          <table:table-cell table:style-name="ce3" office:value-type="float" office:value="4.26190714748041" calcext:value-type="float">
            <text:p>4,26</text:p>
          </table:table-cell>
          <table:table-cell table:formula="of:=1/[.B16]*1000" office:value-type="float" office:value="26.7783523696126" calcext:value-type="float">
            <text:p>26,778352369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6])/12" office:value-type="float" office:value="29.5683951203245" calcext:value-type="float">
            <text:p>29,5683951203</text:p>
          </table:table-cell>
          <table:table-cell table:formula="of:=SUM([.C5:.C16])/12" office:value-type="float" office:value="6.30092289751227" calcext:value-type="float">
            <text:p>6,3009228975</text:p>
          </table:table-cell>
          <table:table-cell table:formula="of:=SUM([.D5:.D16])/12" office:value-type="float" office:value="39.5898661713205" calcext:value-type="float">
            <text:p>39,589866171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rizontal field coil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5487254020528" calcext:value-type="float">
            <text:p>6,0548725402</text:p>
          </table:table-cell>
          <table:table-cell office:value-type="float" office:value="26.2854324405811" calcext:value-type="float">
            <text:p>26,2854324406</text:p>
          </table:table-cell>
          <table:table-cell office:value-type="string" calcext:value-type="string">
            <text:p>R2=0.88712122649016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254486845384" calcext:value-type="float">
            <text:p>9,4525448685</text:p>
          </table:table-cell>
          <table:table-cell office:value-type="float" office:value="16.8372586754966" calcext:value-type="float">
            <text:p>16,8372586755</text:p>
          </table:table-cell>
          <table:table-cell office:value-type="string" calcext:value-type="string">
            <text:p>R2=0.99514469029691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880613289819" calcext:value-type="float">
            <text:p>15,488061329</text:p>
          </table:table-cell>
          <table:table-cell office:value-type="float" office:value="10.2759757797497" calcext:value-type="float">
            <text:p>10,2759757797</text:p>
          </table:table-cell>
          <table:table-cell office:value-type="string" calcext:value-type="string">
            <text:p>R2=0.99698955366748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8971427096894" calcext:value-type="float">
            <text:p>5,789714271</text:p>
          </table:table-cell>
          <table:table-cell office:value-type="float" office:value="27.4892569206632" calcext:value-type="float">
            <text:p>27,4892569207</text:p>
          </table:table-cell>
          <table:table-cell office:value-type="string" calcext:value-type="string">
            <text:p>R2=0.78908096408878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3.8067076795645" calcext:value-type="float">
            <text:p>23,8067076796</text:p>
          </table:table-cell>
          <table:table-cell table:style-name="ce1" office:value-type="float" office:value="6.68529832995398" calcext:value-type="float">
            <text:p>6,68529833</text:p>
          </table:table-cell>
          <table:table-cell table:style-name="ce1" office:value-type="string" calcext:value-type="string">
            <text:p>R2=0.9433751259270354</text:p>
          </table:table-cell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.9708212018152" calcext:value-type="float">
            <text:p>15,9708212018</text:p>
          </table:table-cell>
          <table:table-cell table:style-name="ce1" office:value-type="float" office:value="9.96535751547996" calcext:value-type="float">
            <text:p>9,9653575155</text:p>
          </table:table-cell>
          <table:table-cell table:style-name="ce1" office:value-type="string" calcext:value-type="string">
            <text:p>R2=0.9581861707045444</text:p>
          </table:table-cell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.60322374303454" calcext:value-type="float">
            <text:p>2,603223743</text:p>
          </table:table-cell>
          <table:table-cell table:style-name="ce1" office:value-type="float" office:value="61.137635025705" calcext:value-type="float">
            <text:p>61,1376350257</text:p>
          </table:table-cell>
          <table:table-cell table:style-name="ce1" office:value-type="string" calcext:value-type="string">
            <text:p>R2=1.4638478540440758e-08</text:p>
          </table:table-cell>
          <table:table-cell table:style-name="ce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78311775140177" calcext:value-type="float">
            <text:p>5,7831177514</text:p>
          </table:table-cell>
          <table:table-cell table:style-name="ce1" office:value-type="float" office:value="27.5206125715351" calcext:value-type="float">
            <text:p>27,5206125715</text:p>
          </table:table-cell>
          <table:table-cell table:style-name="ce1" office:value-type="string" calcext:value-type="string">
            <text:p>R2=0.5261445143025504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3439729052839" calcext:value-type="float">
            <text:p>6,3343972905</text:p>
          </table:table-cell>
          <table:table-cell office:value-type="float" office:value="25.1255069412641" calcext:value-type="float">
            <text:p>25,1255069413</text:p>
          </table:table-cell>
          <table:table-cell office:value-type="string" calcext:value-type="string">
            <text:p>R2=0.9783316174956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7811262306586" calcext:value-type="float">
            <text:p>2,9781126231</text:p>
          </table:table-cell>
          <table:table-cell office:value-type="float" office:value="53.4415461185786" calcext:value-type="float">
            <text:p>53,4415461186</text:p>
          </table:table-cell>
          <table:table-cell office:value-type="string" calcext:value-type="string">
            <text:p>R2=-7.504608912078936e-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1450732508326" calcext:value-type="float">
            <text:p>8,2145073251</text:p>
          </table:table-cell>
          <table:table-cell office:value-type="float" office:value="19.374861667712" calcext:value-type="float">
            <text:p>19,3748616677</text:p>
          </table:table-cell>
          <table:table-cell office:value-type="string" calcext:value-type="string">
            <text:p>R2=0.98582912307300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94160859194119" calcext:value-type="float">
            <text:p>5,9416085919</text:p>
          </table:table-cell>
          <table:table-cell office:value-type="float" office:value="26.7865074969366" calcext:value-type="float">
            <text:p>26,7865074969</text:p>
          </table:table-cell>
          <table:table-cell office:value-type="string" calcext:value-type="string">
            <text:p>R2=0.5710633509104037</text:p>
          </table:table-cell>
          <table:table-cell/>
        </table:table-row>
        <table:table-row table:style-name="ro1">
          <table:table-cell/>
          <table:table-cell table:formula="of:=(SUM([.B20:.B23])+SUM([.B28:.B31]))/8" office:value-type="float" office:value="7.53172735490358" calcext:value-type="float">
            <text:p>7,5317273549</text:p>
          </table:table-cell>
          <table:table-cell table:formula="of:=(SUM([.C20:.C23])+SUM([.C28:.C31]))/8" office:value-type="float" office:value="25.7020432551227" calcext:value-type="float">
            <text:p>25,702043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250 m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0558993457863" calcext:value-type="float">
            <text:p>6,0055899346</text:p>
          </table:table-cell>
          <table:table-cell office:value-type="float" office:value="26.501133914509" calcext:value-type="float">
            <text:p>26,5011339145</text:p>
          </table:table-cell>
          <table:table-cell office:value-type="float" office:value="0.877910441732504" calcext:value-type="float">
            <text:p>0,87791044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0972096601882" calcext:value-type="float">
            <text:p>9,509720966</text:p>
          </table:table-cell>
          <table:table-cell office:value-type="float" office:value="16.73602660484" calcext:value-type="float">
            <text:p>16,7360266048</text:p>
          </table:table-cell>
          <table:table-cell office:value-type="float" office:value="0.995343177641994" calcext:value-type="float">
            <text:p>0,99534317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195779170141" calcext:value-type="float">
            <text:p>15,919577917</text:p>
          </table:table-cell>
          <table:table-cell office:value-type="float" office:value="9.99743485169903" calcext:value-type="float">
            <text:p>9,9974348517</text:p>
          </table:table-cell>
          <table:table-cell office:value-type="float" office:value="0.995597750937534" calcext:value-type="float">
            <text:p>0,99559775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1197829637798" calcext:value-type="float">
            <text:p>5,8119782964</text:p>
          </table:table-cell>
          <table:table-cell office:value-type="float" office:value="27.3839534450912" calcext:value-type="float">
            <text:p>27,3839534451</text:p>
          </table:table-cell>
          <table:table-cell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6238058646966" calcext:value-type="float">
            <text:p>6,0623805865</text:p>
          </table:table-cell>
          <table:table-cell office:value-type="float" office:value="26.2528788520974" calcext:value-type="float">
            <text:p>26,2528788521</text:p>
          </table:table-cell>
          <table:table-cell office:value-type="float" office:value="0.972431579615187" calcext:value-type="float">
            <text:p>0,9724315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963780986937" calcext:value-type="float">
            <text:p>12,3963780987</text:p>
          </table:table-cell>
          <table:table-cell office:value-type="float" office:value="12.8388261333096" calcext:value-type="float">
            <text:p>12,8388261333</text:p>
          </table:table-cell>
          <table:table-cell office:value-type="float" office:value="0.995356444192013" calcext:value-type="float">
            <text:p>0,99535644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4750046036777" calcext:value-type="float">
            <text:p>8,4475004604</text:p>
          </table:table-cell>
          <table:table-cell office:value-type="float" office:value="18.8404775872562" calcext:value-type="float">
            <text:p>18,8404775873</text:p>
          </table:table-cell>
          <table:table-cell office:value-type="float" office:value="0.984433643337121" calcext:value-type="float">
            <text:p>0,98443364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765330391362" calcext:value-type="float">
            <text:p>5,6765330391</text:p>
          </table:table-cell>
          <table:table-cell office:value-type="float" office:value="28.0373499096403" calcext:value-type="float">
            <text:p>28,0373499096</text:p>
          </table:table-cell>
          <table:table-cell office:value-type="float" office:value="0.592678568610082" calcext:value-type="float">
            <text:p>0,5926785686</text:p>
          </table:table-cell>
          <table:table-cell/>
        </table:table-row>
        <table:table-row table:style-name="ro1">
          <table:table-cell/>
          <table:table-cell table:formula="of:=(SUM([.B34:.B37])+SUM([.B42:.B45]))/8" office:value-type="float" office:value="8.72870741233211" calcext:value-type="float">
            <text:p>8,7287074123</text:p>
          </table:table-cell>
          <table:table-cell table:formula="of:=(SUM([.C34:.C37])+SUM([.C42:.C45]))/8" office:value-type="float" office:value="20.8235101623053" calcext:value-type="float">
            <text:p>20,8235101623</text:p>
          </table:table-cell>
          <table:table-cell table:formula="of:=(SUM([.D34:.D37])+SUM([.D42:.D45]))/8" office:value-type="float" office:value="0.89595100961813" calcext:value-type="float">
            <text:p>0,895951009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t 105 m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4856348502113" calcext:value-type="float">
            <text:p>6,548563485</text:p>
          </table:table-cell>
          <table:table-cell office:value-type="float" office:value="24.3037947873513" calcext:value-type="float">
            <text:p>24,3037947874</text:p>
          </table:table-cell>
          <table:table-cell office:value-type="float" office:value="0.980051670906645" calcext:value-type="float">
            <text:p>0,9800516709</text:p>
          </table:table-cell>
          <table:table-cell table:formula="of:=(2*PI()*[.C49])^-1*1000" office:value-type="float" office:value="6.54856348502112" calcext:value-type="float">
            <text:p>6,548563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9981796772329" calcext:value-type="float">
            <text:p>8,8998179677</text:p>
          </table:table-cell>
          <table:table-cell office:value-type="float" office:value="17.8829436364988" calcext:value-type="float">
            <text:p>17,8829436365</text:p>
          </table:table-cell>
          <table:table-cell office:value-type="float" office:value="0.996455373422275" calcext:value-type="float">
            <text:p>0,9964553734</text:p>
          </table:table-cell>
          <table:table-cell table:formula="of:=(2*PI()*[.C50])^-1*1000" office:value-type="float" office:value="8.89981796772331" calcext:value-type="float">
            <text:p>8,8998179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2298719320473" calcext:value-type="float">
            <text:p>7,3229871932</text:p>
          </table:table-cell>
          <table:table-cell office:value-type="float" office:value="21.7336093718122" calcext:value-type="float">
            <text:p>21,7336093718</text:p>
          </table:table-cell>
          <table:table-cell office:value-type="float" office:value="0.969051359340971" calcext:value-type="float">
            <text:p>0,9690513593</text:p>
          </table:table-cell>
          <table:table-cell table:formula="of:=(2*PI()*[.C51])^-1*1000" office:value-type="float" office:value="7.32298719320474" calcext:value-type="float">
            <text:p>7,3229871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1617975219934" calcext:value-type="float">
            <text:p>6,5161797522</text:p>
          </table:table-cell>
          <table:table-cell office:value-type="float" office:value="24.4245783794066" calcext:value-type="float">
            <text:p>24,4245783794</text:p>
          </table:table-cell>
          <table:table-cell office:value-type="float" office:value="0.991697444334475" calcext:value-type="float">
            <text:p>0,9916974443</text:p>
          </table:table-cell>
          <table:table-cell table:formula="of:=(2*PI()*[.C52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3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4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5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6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.1895095340483" calcext:value-type="float">
            <text:p>6,189509534</text:p>
          </table:table-cell>
          <table:table-cell table:style-name="ce2" office:value-type="float" office:value="25.7136598976686" calcext:value-type="float">
            <text:p>25,7136598977</text:p>
          </table:table-cell>
          <table:table-cell table:style-name="ce2" office:value-type="float" office:value="0.992546012343207" calcext:value-type="float">
            <text:p>0,9925460123</text:p>
          </table:table-cell>
          <table:table-cell table:formula="of:=(2*PI()*[.C57])^-1*1000" office:value-type="float" office:value="6.18950953404831" calcext:value-type="float">
            <text:p>6,189509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8312345744908" calcext:value-type="float">
            <text:p>27,8312345745</text:p>
          </table:table-cell>
          <table:table-cell office:value-type="float" office:value="5.71857287415383" calcext:value-type="float">
            <text:p>5,7185728742</text:p>
          </table:table-cell>
          <table:table-cell office:value-type="float" office:value="0.994212190705655" calcext:value-type="float">
            <text:p>0,9942121907</text:p>
          </table:table-cell>
          <table:table-cell table:formula="of:=(2*PI()*[.C58])^-1*1000" office:value-type="float" office:value="27.8312345744908" calcext:value-type="float">
            <text:p>27,8312345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95814570111953" calcext:value-type="float">
            <text:p>6,9581457011</text:p>
          </table:table-cell>
          <table:table-cell office:value-type="float" office:value="22.8731834497642" calcext:value-type="float">
            <text:p>22,8731834498</text:p>
          </table:table-cell>
          <table:table-cell office:value-type="float" office:value="0.990203659414062" calcext:value-type="float">
            <text:p>0,9902036594</text:p>
          </table:table-cell>
          <table:table-cell table:formula="of:=(2*PI()*[.C59])^-1*1000" office:value-type="float" office:value="6.95814570111954" calcext:value-type="float">
            <text:p>6,9581457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3482465294783" calcext:value-type="float">
            <text:p>6,1348246529</text:p>
          </table:table-cell>
          <table:table-cell office:value-type="float" office:value="25.942867497512" calcext:value-type="float">
            <text:p>25,9428674975</text:p>
          </table:table-cell>
          <table:table-cell office:value-type="float" office:value="0.974132887314007" calcext:value-type="float">
            <text:p>0,9741328873</text:p>
          </table:table-cell>
          <table:table-cell table:formula="of:=(2*PI()*[.C60])^-1*1000" office:value-type="float" office:value="6.13482465294782" calcext:value-type="float">
            <text:p>6,1348246529</text:p>
          </table:table-cell>
        </table:table-row>
        <table:table-row table:style-name="ro1">
          <table:table-cell/>
          <table:table-cell table:formula="of:=(SUM([.B49:.B52])+SUM([.B57:.B60]))/8" office:value-type="float" office:value="9.55015785759437" calcext:value-type="float">
            <text:p>9,5501578576</text:p>
          </table:table-cell>
          <table:table-cell table:formula="of:=(SUM([.C49:.C52])+SUM([.C57:.C60]))/8" office:value-type="float" office:value="21.0741512367709" calcext:value-type="float">
            <text:p>21,0741512368</text:p>
          </table:table-cell>
          <table:table-cell table:formula="of:=(SUM([.D49:.D52])+SUM([.D57:.D60]))/8" office:value-type="float" office:value="0.986043824722662" calcext:value-type="float">
            <text:p>0,9860438247</text:p>
          </table:table-cell>
          <table:table-cell table:formula="of:=(2*PI()*[.C61])^-1*1000" office:value-type="float" office:value="7.55214012198015" calcext:value-type="float">
            <text:p>7,552140122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2mm" svg:x="276.38mm" svg:y="5.69mm">
            <loext:p draw:notify-on-update-of-ranges="Sheet2.K3:Sheet2.K14 Sheet2.J3:Sheet2.J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2mm" svg:x="415.75mm" svg:y="9.62mm">
            <loext:p draw:notify-on-update-of-ranges="Sheet2.K3:Sheet2.K14 Sheet2.G3:Sheet2.G14 Sheet2.K3:Sheet2.K14 Sheet2.G20:Sheet2.G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2mm" svg:x="293.52mm" svg:y="108.37mm">
            <loext:p draw:notify-on-update-of-ranges="Sheet2.A3:Sheet2.A14 Sheet2.J3:Sheet2.J14 Sheet2.A3:Sheet2.A14 Sheet2.J20:Sheet2.J31 Sheet2.A3:Sheet2.A14 Sheet2.J35:Sheet2.J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2mm" svg:x="451.57mm" svg:y="126.44mm">
            <loext:p draw:notify-on-update-of-ranges="Sheet2.K3:Sheet2.K14 Sheet2.G3:Sheet2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Vertical coils</text:p>
          </table:table-cell>
          <table:table-cell office:value-type="string" calcext:value-type="string">
            <text:p>fit from 100ms to 400ms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P0 (Vs)</text:p>
          </table:table-cell>
          <table:table-cell table:style-name="Default" office:value-type="string" calcext:value-type="string">
            <text:p>p1 (us)</text:p>
          </table:table-cell>
          <table:table-cell table:style-name="Default" office:value-type="string" calcext:value-type="string">
            <text:p>p2 (Vs)</text:p>
          </table:table-cell>
          <table:table-cell table:style-name="Default" office:value-type="string" calcext:value-type="string">
            <text:p>1/Tau (us^-1)</text:p>
          </table:table-cell>
          <table:table-cell table:style-name="Default" office:value-type="string" calcext:value-type="string">
            <text:p>Tau (ms)</text:p>
          </table:table-cell>
          <table:table-cell table:style-name="Default" office:value-type="string" calcext:value-type="string">
            <text:p>fc (Hz)</text:p>
          </table:table-cell>
          <table:table-cell table:style-name="Default" office:value-type="string" calcext:value-type="string">
            <text:p>R²</text:p>
          </table:table-cell>
          <table:table-cell table:style-name="Default" office:value-type="string" calcext:value-type="string">
            <text:p>Gain (Vs/A)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45-30*([.A3]-1)" office:value-type="float" office:value="345" calcext:value-type="float">
            <text:p>345</text:p>
          </table:table-cell>
          <table:table-cell office:value-type="float" office:value="0.000238652336173397" calcext:value-type="float">
            <text:p>2,39E-04</text:p>
          </table:table-cell>
          <table:table-cell office:value-type="float" office:value="25013.1997484175" calcext:value-type="float">
            <text:p>2,50E+04</text:p>
          </table:table-cell>
          <table:table-cell office:value-type="float" office:value="-0.000232774752256144" calcext:value-type="float">
            <text:p>-2,33E-04</text:p>
          </table:table-cell>
          <table:table-cell office:value-type="float" office:value="0.0000399788915475825" calcext:value-type="float">
            <text:p>4,00E-05</text:p>
          </table:table-cell>
          <table:table-cell table:formula="of:=[.D3]/1000" office:value-type="float" office:value="25.0131997484175" calcext:value-type="float">
            <text:p>25,01</text:p>
          </table:table-cell>
          <table:table-cell office:value-type="float" office:value="6.36283820913255" calcext:value-type="float">
            <text:p>6,36</text:p>
          </table:table-cell>
          <table:table-cell office:value-type="float" office:value="0.975519808347842" calcext:value-type="float">
            <text:p>9,76E-01</text:p>
          </table:table-cell>
          <table:table-cell office:value-type="float" office:value="0.0000000173310547909081" calcext:value-type="float">
            <text:p>1,73E-08</text:p>
          </table:table-cell>
          <table:table-cell table:formula="of:=COS(RADIANS([.B3]))" office:value-type="float" office:value="0.965925826289068" calcext:value-type="float">
            <text:p>0,9659258263</text:p>
          </table:table-cell>
          <table:table-cell table:formula="of:=[.K3]*[.J3]" office:value-type="float" office:value="0.000000016740513419369" calcext:value-type="float">
            <text:p>1,6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45-30*([.A4]-1)" office:value-type="float" office:value="315" calcext:value-type="float">
            <text:p>315</text:p>
          </table:table-cell>
          <table:table-cell office:value-type="float" office:value="0.00105705504540626" calcext:value-type="float">
            <text:p>1,06E-03</text:p>
          </table:table-cell>
          <table:table-cell office:value-type="float" office:value="22467.847806774" calcext:value-type="float">
            <text:p>2,25E+04</text:p>
          </table:table-cell>
          <table:table-cell office:value-type="float" office:value="-0.00104405096953902" calcext:value-type="float">
            <text:p>-1,04E-03</text:p>
          </table:table-cell>
          <table:table-cell office:value-type="float" office:value="0.0000445080458351023" calcext:value-type="float">
            <text:p>4,45E-05</text:p>
          </table:table-cell>
          <table:table-cell table:formula="of:=[.D4]/1000" office:value-type="float" office:value="22.467847806774" calcext:value-type="float">
            <text:p>22,47</text:p>
          </table:table-cell>
          <table:table-cell office:value-type="float" office:value="7.08367550201717" calcext:value-type="float">
            <text:p>7,08</text:p>
          </table:table-cell>
          <table:table-cell office:value-type="float" office:value="0.993519920233665" calcext:value-type="float">
            <text:p>9,94E-01</text:p>
          </table:table-cell>
          <table:table-cell office:value-type="float" office:value="0.0000000383348160950746" calcext:value-type="float">
            <text:p>3,83E-08</text:p>
          </table:table-cell>
          <table:table-cell table:formula="of:=COS(RADIANS([.B4]))" office:value-type="float" office:value="0.707106781186547" calcext:value-type="float">
            <text:p>0,7071067812</text:p>
          </table:table-cell>
          <table:table-cell table:formula="of:=[.K4]*[.J4]" office:value-type="float" office:value="0.0000000271068084163665" calcext:value-type="float">
            <text:p>2,7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45-30*([.A5]-1)" office:value-type="float" office:value="285" calcext:value-type="float">
            <text:p>285</text:p>
          </table:table-cell>
          <table:table-cell office:value-type="float" office:value="0.00186663785115942" calcext:value-type="float">
            <text:p>1,87E-03</text:p>
          </table:table-cell>
          <table:table-cell office:value-type="float" office:value="17249.680479793" calcext:value-type="float">
            <text:p>1,72E+04</text:p>
          </table:table-cell>
          <table:table-cell office:value-type="float" office:value="-0.00186112245519652" calcext:value-type="float">
            <text:p>-1,86E-03</text:p>
          </table:table-cell>
          <table:table-cell office:value-type="float" office:value="0.0000579720883045597" calcext:value-type="float">
            <text:p>5,80E-05</text:p>
          </table:table-cell>
          <table:table-cell table:formula="of:=[.D5]/1000" office:value-type="float" office:value="17.249680479793" calcext:value-type="float">
            <text:p>17,25</text:p>
          </table:table-cell>
          <table:table-cell office:value-type="float" office:value="9.22654441503052" calcext:value-type="float">
            <text:p>9,23</text:p>
          </table:table-cell>
          <table:table-cell office:value-type="float" office:value="0.919125550702557" calcext:value-type="float">
            <text:p>9,19E-01</text:p>
          </table:table-cell>
          <table:table-cell office:value-type="float" office:value="0.0000000162468915870568" calcext:value-type="float">
            <text:p>1,62E-08</text:p>
          </table:table-cell>
          <table:table-cell table:formula="of:=COS(RADIANS([.B5]))" office:value-type="float" office:value="0.25881904510252" calcext:value-type="float">
            <text:p>0,2588190451</text:p>
          </table:table-cell>
          <table:table-cell table:formula="of:=[.K5]*[.J5]" office:value-type="float" office:value="0.00000000420500496644621" calcext:value-type="float">
            <text:p>4,21E-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45-30*([.A6]-1)" office:value-type="float" office:value="255" calcext:value-type="float">
            <text:p>255</text:p>
          </table:table-cell>
          <table:table-cell office:value-type="float" office:value="-0.000725543116284705" calcext:value-type="float">
            <text:p>-7,26E-04</text:p>
          </table:table-cell>
          <table:table-cell office:value-type="float" office:value="22468.6400049574" calcext:value-type="float">
            <text:p>2,25E+04</text:p>
          </table:table-cell>
          <table:table-cell office:value-type="float" office:value="0.000717257901292815" calcext:value-type="float">
            <text:p>7,17E-04</text:p>
          </table:table-cell>
          <table:table-cell office:value-type="float" office:value="0.0000445064765726525" calcext:value-type="float">
            <text:p>4,45E-05</text:p>
          </table:table-cell>
          <table:table-cell table:formula="of:=[.D6]/1000" office:value-type="float" office:value="22.4686400049574" calcext:value-type="float">
            <text:p>22,47</text:p>
          </table:table-cell>
          <table:table-cell office:value-type="float" office:value="7.08342574614127" calcext:value-type="float">
            <text:p>7,08</text:p>
          </table:table-cell>
          <table:table-cell office:value-type="float" office:value="0.977992909002017" calcext:value-type="float">
            <text:p>9,78E-01</text:p>
          </table:table-cell>
          <table:table-cell office:value-type="float" office:value="-0.0000000244240516907461" calcext:value-type="float">
            <text:p>-2,44E-08</text:p>
          </table:table-cell>
          <table:table-cell table:formula="of:=COS(RADIANS([.B6]))" office:value-type="float" office:value="-0.258819045102521" calcext:value-type="float">
            <text:p>-0,2588190451</text:p>
          </table:table-cell>
          <table:table-cell table:formula="of:=[.K6]*[.J6]" office:value-type="float" office:value="0.00000000632140973613351" calcext:value-type="float">
            <text:p>6,32E-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45-30*([.A7]-1)" office:value-type="float" office:value="225" calcext:value-type="float">
            <text:p>225</text:p>
          </table:table-cell>
          <table:table-cell office:value-type="float" office:value="-0.000570036994600921" calcext:value-type="float">
            <text:p>-5,70E-04</text:p>
          </table:table-cell>
          <table:table-cell office:value-type="float" office:value="24581.7071269453" calcext:value-type="float">
            <text:p>2,46E+04</text:p>
          </table:table-cell>
          <table:table-cell office:value-type="float" office:value="0.000560285111126974" calcext:value-type="float">
            <text:p>5,60E-04</text:p>
          </table:table-cell>
          <table:table-cell office:value-type="float" office:value="0.000040680657158422" calcext:value-type="float">
            <text:p>4,07E-05</text:p>
          </table:table-cell>
          <table:table-cell table:formula="of:=[.D7]/1000" office:value-type="float" office:value="24.5817071269453" calcext:value-type="float">
            <text:p>24,58</text:p>
          </table:table-cell>
          <table:table-cell office:value-type="float" office:value="6.47452767498956" calcext:value-type="float">
            <text:p>6,47</text:p>
          </table:table-cell>
          <table:table-cell office:value-type="float" office:value="0.975822776938465" calcext:value-type="float">
            <text:p>9,76E-01</text:p>
          </table:table-cell>
          <table:table-cell office:value-type="float" office:value="-0.0000000287539229877814" calcext:value-type="float">
            <text:p>-2,88E-08</text:p>
          </table:table-cell>
          <table:table-cell table:formula="of:=COS(RADIANS([.B7]))" office:value-type="float" office:value="-0.707106781186548" calcext:value-type="float">
            <text:p>-0,7071067812</text:p>
          </table:table-cell>
          <table:table-cell table:formula="of:=[.K7]*[.J7]" office:value-type="float" office:value="0.000000020332093930376" calcext:value-type="float">
            <text:p>2,03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45-30*([.A8]-1)" office:value-type="float" office:value="195" calcext:value-type="float">
            <text:p>195</text:p>
          </table:table-cell>
          <table:table-cell office:value-type="float" office:value="-0.0000731204540757008" calcext:value-type="float">
            <text:p>-7,31E-05</text:p>
          </table:table-cell>
          <table:table-cell office:value-type="float" office:value="39232.3609950829" calcext:value-type="float">
            <text:p>3,92E+04</text:p>
          </table:table-cell>
          <table:table-cell office:value-type="float" office:value="0.000067475878683986" calcext:value-type="float">
            <text:p>6,75E-05</text:p>
          </table:table-cell>
          <table:table-cell office:value-type="float" office:value="0.0000254891618713779" calcext:value-type="float">
            <text:p>2,55E-05</text:p>
          </table:table-cell>
          <table:table-cell table:formula="of:=[.D8]/1000" office:value-type="float" office:value="39.2323609950829" calcext:value-type="float">
            <text:p>39,23</text:p>
          </table:table-cell>
          <table:table-cell office:value-type="float" office:value="4.05672610709926" calcext:value-type="float">
            <text:p>4,06</text:p>
          </table:table-cell>
          <table:table-cell office:value-type="float" office:value="0.949541761214388" calcext:value-type="float">
            <text:p>9,50E-01</text:p>
          </table:table-cell>
          <table:table-cell office:value-type="float" office:value="-0.000000016659634250521" calcext:value-type="float">
            <text:p>-1,67E-08</text:p>
          </table:table-cell>
          <table:table-cell table:formula="of:=COS(RADIANS([.B8]))" office:value-type="float" office:value="-0.965925826289068" calcext:value-type="float">
            <text:p>-0,9659258263</text:p>
          </table:table-cell>
          <table:table-cell table:formula="of:=[.K8]*[.J8]" office:value-type="float" office:value="0.0000000160919709791082" calcext:value-type="float">
            <text:p>1,61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5-30*([.A9]-1)" office:value-type="float" office:value="165" calcext:value-type="float">
            <text:p>165</text:p>
          </table:table-cell>
          <table:table-cell office:value-type="float" office:value="-0.000106592725855391" calcext:value-type="float">
            <text:p>-1,07E-04</text:p>
          </table:table-cell>
          <table:table-cell office:value-type="float" office:value="36560.8815862347" calcext:value-type="float">
            <text:p>3,66E+04</text:p>
          </table:table-cell>
          <table:table-cell office:value-type="float" office:value="0.000100297335876644" calcext:value-type="float">
            <text:p>1,00E-04</text:p>
          </table:table-cell>
          <table:table-cell office:value-type="float" office:value="0.0000273516380517614" calcext:value-type="float">
            <text:p>2,74E-05</text:p>
          </table:table-cell>
          <table:table-cell table:formula="of:=[.D9]/1000" office:value-type="float" office:value="36.5608815862347" calcext:value-type="float">
            <text:p>36,56</text:p>
          </table:table-cell>
          <table:table-cell office:value-type="float" office:value="4.3531483975982" calcext:value-type="float">
            <text:p>4,35</text:p>
          </table:table-cell>
          <table:table-cell office:value-type="float" office:value="0.97730432890951" calcext:value-type="float">
            <text:p>9,77E-01</text:p>
          </table:table-cell>
          <table:table-cell office:value-type="float" office:value="-0.0000000185776263311945" calcext:value-type="float">
            <text:p>-1,86E-08</text:p>
          </table:table-cell>
          <table:table-cell table:formula="of:=COS(RADIANS([.B9]))" office:value-type="float" office:value="-0.965925826289068" calcext:value-type="float">
            <text:p>-0,9659258263</text:p>
          </table:table-cell>
          <table:table-cell table:formula="of:=[.K9]*[.J9]" office:value-type="float" office:value="0.0000000179446090644486" calcext:value-type="float">
            <text:p>1,7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45-30*([.A10]-1)" office:value-type="float" office:value="135" calcext:value-type="float">
            <text:p>135</text:p>
          </table:table-cell>
          <table:table-cell office:value-type="float" office:value="-0.000959861807551265" calcext:value-type="float">
            <text:p>-9,60E-04</text:p>
          </table:table-cell>
          <table:table-cell office:value-type="float" office:value="23124.4813936627" calcext:value-type="float">
            <text:p>2,31E+04</text:p>
          </table:table-cell>
          <table:table-cell office:value-type="float" office:value="0.000947048738667343" calcext:value-type="float">
            <text:p>9,47E-04</text:p>
          </table:table-cell>
          <table:table-cell office:value-type="float" office:value="0.0000432442130474784" calcext:value-type="float">
            <text:p>4,32E-05</text:p>
          </table:table-cell>
          <table:table-cell table:formula="of:=[.D10]/1000" office:value-type="float" office:value="23.1244813936627" calcext:value-type="float">
            <text:p>23,12</text:p>
          </table:table-cell>
          <table:table-cell office:value-type="float" office:value="6.88253026662522" calcext:value-type="float">
            <text:p>6,88</text:p>
          </table:table-cell>
          <table:table-cell office:value-type="float" office:value="0.987220415282911" calcext:value-type="float">
            <text:p>9,87E-01</text:p>
          </table:table-cell>
          <table:table-cell office:value-type="float" office:value="-0.0000000377744490938004" calcext:value-type="float">
            <text:p>-3,78E-08</text:p>
          </table:table-cell>
          <table:table-cell table:formula="of:=COS(RADIANS([.B10]))" office:value-type="float" office:value="-0.707106781186547" calcext:value-type="float">
            <text:p>-0,7071067812</text:p>
          </table:table-cell>
          <table:table-cell table:formula="of:=[.K10]*[.J10]" office:value-type="float" office:value="0.0000000267105691098123" calcext:value-type="float">
            <text:p>2,6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45-30*([.A11]-1)" office:value-type="float" office:value="105" calcext:value-type="float">
            <text:p>105</text:p>
          </table:table-cell>
          <table:table-cell office:value-type="float" office:value="-0.00021393743370951" calcext:value-type="float">
            <text:p>-2,14E-04</text:p>
          </table:table-cell>
          <table:table-cell office:value-type="float" office:value="29064.9095753724" calcext:value-type="float">
            <text:p>2,91E+04</text:p>
          </table:table-cell>
          <table:table-cell office:value-type="float" office:value="0.000206199957081343" calcext:value-type="float">
            <text:p>2,06E-04</text:p>
          </table:table-cell>
          <table:table-cell office:value-type="float" office:value="0.0000344057495657008" calcext:value-type="float">
            <text:p>3,44E-05</text:p>
          </table:table-cell>
          <table:table-cell table:formula="of:=[.D11]/1000" office:value-type="float" office:value="29.0649095753724" calcext:value-type="float">
            <text:p>29,06</text:p>
          </table:table-cell>
          <table:table-cell office:value-type="float" office:value="5.47584511416311" calcext:value-type="float">
            <text:p>5,48</text:p>
          </table:table-cell>
          <table:table-cell office:value-type="float" office:value="0.977082260419258" calcext:value-type="float">
            <text:p>9,77E-01</text:p>
          </table:table-cell>
          <table:table-cell office:value-type="float" office:value="-0.000000022822730020275" calcext:value-type="float">
            <text:p>-2,28E-08</text:p>
          </table:table-cell>
          <table:table-cell table:formula="of:=COS(RADIANS([.B11]))" office:value-type="float" office:value="-0.258819045102521" calcext:value-type="float">
            <text:p>-0,2588190451</text:p>
          </table:table-cell>
          <table:table-cell table:formula="of:=[.K11]*[.J11]" office:value-type="float" office:value="0.00000000590695719048021" calcext:value-type="float">
            <text:p>5,91E-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45-30*([.A12]-1)" office:value-type="float" office:value="75" calcext:value-type="float">
            <text:p>75</text:p>
          </table:table-cell>
          <table:table-cell office:value-type="float" office:value="0.000237470437490776" calcext:value-type="float">
            <text:p>2,37E-04</text:p>
          </table:table-cell>
          <table:table-cell office:value-type="float" office:value="27766.430987035" calcext:value-type="float">
            <text:p>2,78E+04</text:p>
          </table:table-cell>
          <table:table-cell office:value-type="float" office:value="-0.000231224117541393" calcext:value-type="float">
            <text:p>-2,31E-04</text:p>
          </table:table-cell>
          <table:table-cell office:value-type="float" office:value="0.0000360147114502015" calcext:value-type="float">
            <text:p>3,60E-05</text:p>
          </table:table-cell>
          <table:table-cell table:formula="of:=[.D12]/1000" office:value-type="float" office:value="27.766430987035" calcext:value-type="float">
            <text:p>27,77</text:p>
          </table:table-cell>
          <table:table-cell office:value-type="float" office:value="5.73191935132785" calcext:value-type="float">
            <text:p>5,73</text:p>
          </table:table-cell>
          <table:table-cell office:value-type="float" office:value="0.956278366388029" calcext:value-type="float">
            <text:p>9,56E-01</text:p>
          </table:table-cell>
          <table:table-cell office:value-type="float" office:value="0.0000000184225973145045" calcext:value-type="float">
            <text:p>1,84E-08</text:p>
          </table:table-cell>
          <table:table-cell table:formula="of:=COS(RADIANS([.B12]))" office:value-type="float" office:value="0.258819045102521" calcext:value-type="float">
            <text:p>0,2588190451</text:p>
          </table:table-cell>
          <table:table-cell table:formula="of:=[.K12]*[.J12]" office:value-type="float" office:value="0.00000000476811904524832" calcext:value-type="float">
            <text:p>4,77E-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5-30*([.A13]-1)" office:value-type="float" office:value="45" calcext:value-type="float">
            <text:p>45</text:p>
          </table:table-cell>
          <table:table-cell office:value-type="float" office:value="0.000358700426345656" calcext:value-type="float">
            <text:p>3,59E-04</text:p>
          </table:table-cell>
          <table:table-cell office:value-type="float" office:value="28288.5077995537" calcext:value-type="float">
            <text:p>2,83E+04</text:p>
          </table:table-cell>
          <table:table-cell office:value-type="float" office:value="-0.000349371514589397" calcext:value-type="float">
            <text:p>-3,49E-04</text:p>
          </table:table-cell>
          <table:table-cell office:value-type="float" office:value="0.0000353500441623074" calcext:value-type="float">
            <text:p>3,54E-05</text:p>
          </table:table-cell>
          <table:table-cell table:formula="of:=[.D13]/1000" office:value-type="float" office:value="28.2885077995537" calcext:value-type="float">
            <text:p>28,29</text:p>
          </table:table-cell>
          <table:table-cell office:value-type="float" office:value="5.62613426694802" calcext:value-type="float">
            <text:p>5,63</text:p>
          </table:table-cell>
          <table:table-cell office:value-type="float" office:value="0.997242342268099" calcext:value-type="float">
            <text:p>9,97E-01</text:p>
          </table:table-cell>
          <table:table-cell office:value-type="float" office:value="0.0000000275153304952684" calcext:value-type="float">
            <text:p>2,75E-08</text:p>
          </table:table-cell>
          <table:table-cell table:formula="of:=COS(RADIANS([.B13]))" office:value-type="float" office:value="0.707106781186548" calcext:value-type="float">
            <text:p>0,7071067812</text:p>
          </table:table-cell>
          <table:table-cell table:formula="of:=[.K13]*[.J13]" office:value-type="float" office:value="0.0000000194562767797933" calcext:value-type="float">
            <text:p>1,95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5-30*([.A14]-1)" office:value-type="float" office:value="15" calcext:value-type="float">
            <text:p>15</text:p>
          </table:table-cell>
          <table:table-cell office:value-type="float" office:value="0.0000445400710478015" calcext:value-type="float">
            <text:p>4,45E-05</text:p>
          </table:table-cell>
          <table:table-cell office:value-type="float" office:value="42778.7805416966" calcext:value-type="float">
            <text:p>4,28E+04</text:p>
          </table:table-cell>
          <table:table-cell office:value-type="float" office:value="-0.0000396194492777495" calcext:value-type="float">
            <text:p>-3,96E-05</text:p>
          </table:table-cell>
          <table:table-cell office:value-type="float" office:value="0.0000233760754125587" calcext:value-type="float">
            <text:p>2,34E-05</text:p>
          </table:table-cell>
          <table:table-cell table:formula="of:=[.D14]/1000" office:value-type="float" office:value="42.7787805416966" calcext:value-type="float">
            <text:p>42,78</text:p>
          </table:table-cell>
          <table:table-cell office:value-type="float" office:value="3.72041795199764" calcext:value-type="float">
            <text:p>3,72</text:p>
          </table:table-cell>
          <table:table-cell office:value-type="float" office:value="0.979260993809485" calcext:value-type="float">
            <text:p>9,79E-01</text:p>
          </table:table-cell>
          <table:table-cell office:value-type="float" office:value="0.0000000145261928389972" calcext:value-type="float">
            <text:p>1,45E-08</text:p>
          </table:table-cell>
          <table:table-cell table:formula="of:=COS(RADIANS([.B14]))" office:value-type="float" office:value="0.965925826289068" calcext:value-type="float">
            <text:p>0,9659258263</text:p>
          </table:table-cell>
          <table:table-cell table:formula="of:=[.K14]*[.J14]" office:value-type="float" office:value="0.0000000140312248208427" calcext:value-type="float">
            <text:p>1,40E-08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Horizontal coils</text:p>
          </table:table-cell>
          <table:table-cell office:value-type="string" calcext:value-type="string">
            <text:p>fit from 100ms to 200 ms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P0 (Vs)</text:p>
          </table:table-cell>
          <table:table-cell table:style-name="Default" office:value-type="string" calcext:value-type="string">
            <text:p>p1 (us)</text:p>
          </table:table-cell>
          <table:table-cell table:style-name="Default" office:value-type="string" calcext:value-type="string">
            <text:p>p2 (Vs)</text:p>
          </table:table-cell>
          <table:table-cell table:style-name="ce8" office:value-type="string" calcext:value-type="string">
            <text:p>1/Tau (us^-1)</text:p>
          </table:table-cell>
          <table:table-cell table:style-name="Default" office:value-type="string" calcext:value-type="string">
            <text:p>Tau (ms)</text:p>
          </table:table-cell>
          <table:table-cell table:style-name="Default" office:value-type="string" calcext:value-type="string">
            <text:p>fc (Hz)</text:p>
          </table:table-cell>
          <table:table-cell table:style-name="Default" office:value-type="string" calcext:value-type="string">
            <text:p>R²</text:p>
          </table:table-cell>
          <table:table-cell table:style-name="Default" office:value-type="string" calcext:value-type="string">
            <text:p>Gain (Vs/A)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45-30*([.A20]-1)" office:value-type="float" office:value="345" calcext:value-type="float">
            <text:p>345</text:p>
          </table:table-cell>
          <table:table-cell office:value-type="float" office:value="178.733174236295" calcext:value-type="float">
            <text:p>1,79E+02</text:p>
          </table:table-cell>
          <table:table-cell office:value-type="float" office:value="5878.860922813" calcext:value-type="float">
            <text:p>5,88E+03</text:p>
          </table:table-cell>
          <table:table-cell office:value-type="float" office:value="-178.733163609645" calcext:value-type="float">
            <text:p>-1,79E+02</text:p>
          </table:table-cell>
          <table:table-cell office:value-type="float" office:value="0.000170100979276357" calcext:value-type="float">
            <text:p>1,70E-04</text:p>
          </table:table-cell>
          <table:table-cell table:formula="of:=[.D20]/1000" office:value-type="float" office:value="5.878860922813" calcext:value-type="float">
            <text:p>5,88</text:p>
          </table:table-cell>
          <table:table-cell office:value-type="float" office:value="27.0724116766043" calcext:value-type="float">
            <text:p>27,07</text:p>
          </table:table-cell>
          <table:table-cell office:value-type="float" office:value="0.886037427595317" calcext:value-type="float">
            <text:p>8,86E-01</text:p>
          </table:table-cell>
          <table:table-cell office:value-type="float" office:value="0.0000000403690579146267" calcext:value-type="float">
            <text:p>4,04E-08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45-30*([.A21]-1)" office:value-type="float" office:value="315" calcext:value-type="float">
            <text:p>315</text:p>
          </table:table-cell>
          <table:table-cell office:value-type="float" office:value="0.837231405524921" calcext:value-type="float">
            <text:p>8,37E-01</text:p>
          </table:table-cell>
          <table:table-cell office:value-type="float" office:value="9352.1129183009" calcext:value-type="float">
            <text:p>9,35E+03</text:p>
          </table:table-cell>
          <table:table-cell office:value-type="float" office:value="-0.837211562347999" calcext:value-type="float">
            <text:p>-8,37E-01</text:p>
          </table:table-cell>
          <table:table-cell office:value-type="float" office:value="0.000106927708073662" calcext:value-type="float">
            <text:p>1,07E-04</text:p>
          </table:table-cell>
          <table:table-cell table:formula="of:=[.D21]/1000" office:value-type="float" office:value="9.3521129183009" calcext:value-type="float">
            <text:p>9,35</text:p>
          </table:table-cell>
          <table:table-cell office:value-type="float" office:value="17.0180732934104" calcext:value-type="float">
            <text:p>17,02</text:p>
          </table:table-cell>
          <table:table-cell office:value-type="float" office:value="0.995383567054227" calcext:value-type="float">
            <text:p>9,95E-01</text:p>
          </table:table-cell>
          <table:table-cell office:value-type="float" office:value="0.0000000754406907319813" calcext:value-type="float">
            <text:p>7,54E-08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45-30*([.A22]-1)" office:value-type="float" office:value="285" calcext:value-type="float">
            <text:p>285</text:p>
          </table:table-cell>
          <table:table-cell office:value-type="float" office:value="0.00323245194224269" calcext:value-type="float">
            <text:p>3,23E-03</text:p>
          </table:table-cell>
          <table:table-cell office:value-type="float" office:value="16481.093896083" calcext:value-type="float">
            <text:p>1,65E+04</text:p>
          </table:table-cell>
          <table:table-cell office:value-type="float" office:value="-0.00322383439357589" calcext:value-type="float">
            <text:p>-3,22E-03</text:p>
          </table:table-cell>
          <table:table-cell office:value-type="float" office:value="0.0000606755841757366" calcext:value-type="float">
            <text:p>6,07E-05</text:p>
          </table:table-cell>
          <table:table-cell table:formula="of:=[.D22]/1000" office:value-type="float" office:value="16.481093896083" calcext:value-type="float">
            <text:p>16,48</text:p>
          </table:table-cell>
          <table:table-cell office:value-type="float" office:value="9.65681914655686" calcext:value-type="float">
            <text:p>9,66</text:p>
          </table:table-cell>
          <table:table-cell office:value-type="float" office:value="0.996702813842067" calcext:value-type="float">
            <text:p>9,97E-01</text:p>
          </table:table-cell>
          <table:table-cell office:value-type="float" office:value="0.0000000327853209689987" calcext:value-type="float">
            <text:p>3,28E-08</text:p>
          </table:table-cell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45-30*([.A23]-1)" office:value-type="float" office:value="255" calcext:value-type="float">
            <text:p>255</text:p>
          </table:table-cell>
          <table:table-cell office:value-type="float" office:value="150.723212783112" calcext:value-type="float">
            <text:p>1,51E+02</text:p>
          </table:table-cell>
          <table:table-cell office:value-type="float" office:value="5772.49965830033" calcext:value-type="float">
            <text:p>5,77E+03</text:p>
          </table:table-cell>
          <table:table-cell office:value-type="float" office:value="-150.723207011858" calcext:value-type="float">
            <text:p>-1,51E+02</text:p>
          </table:table-cell>
          <table:table-cell office:value-type="float" office:value="0.0001732351769934" calcext:value-type="float">
            <text:p>1,73E-04</text:p>
          </table:table-cell>
          <table:table-cell table:formula="of:=[.D23]/1000" office:value-type="float" office:value="5.77249965830033" calcext:value-type="float">
            <text:p>5,77</text:p>
          </table:table-cell>
          <table:table-cell office:value-type="float" office:value="27.571234735899" calcext:value-type="float">
            <text:p>27,57</text:p>
          </table:table-cell>
          <table:table-cell office:value-type="float" office:value="0.740231107961018" calcext:value-type="float">
            <text:p>7,40E-01</text:p>
          </table:table-cell>
          <table:table-cell office:value-type="float" office:value="0.0000000219233465362165" calcext:value-type="float">
            <text:p>2,19E-08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345-30*([.A24]-1)" office:value-type="float" office:value="225" calcext:value-type="float">
            <text:p>225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7"/>
          <table:table-cell table:style-name="ce7" office:value-type="float" office:value="0" calcext:value-type="float">
            <text:p>0,00E+00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345-30*([.A25]-1)" office:value-type="float" office:value="195" calcext:value-type="float">
            <text:p>195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7"/>
          <table:table-cell table:style-name="ce7" office:value-type="float" office:value="0" calcext:value-type="float">
            <text:p>0,00E+00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345-30*([.A26]-1)" office:value-type="float" office:value="165" calcext:value-type="float">
            <text:p>165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7"/>
          <table:table-cell table:style-name="ce7" office:value-type="float" office:value="0" calcext:value-type="float">
            <text:p>0,00E+00</text:p>
          </table:table-cell>
          <table:table-cell/>
          <table:table-cell table:style-name="Default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345-30*([.A27]-1)" office:value-type="float" office:value="135" calcext:value-type="float">
            <text:p>135</text:p>
          </table:table-cell>
          <table:table-cell table:style-name="ce7" table:number-columns-repeated="4"/>
          <table:table-cell table:style-name="ce10"/>
          <table:table-cell table:style-name="ce11"/>
          <table:table-cell table:style-name="ce7"/>
          <table:table-cell table:style-name="ce7" office:value-type="float" office:value="0" calcext:value-type="float">
            <text:p>0,00E+00</text:p>
          </table:table-cell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45-30*([.A28]-1)" office:value-type="float" office:value="105" calcext:value-type="float">
            <text:p>105</text:p>
          </table:table-cell>
          <table:table-cell office:value-type="float" office:value="-139.55188873029" calcext:value-type="float">
            <text:p>-1,40E+02</text:p>
          </table:table-cell>
          <table:table-cell office:value-type="float" office:value="5976.80455147161" calcext:value-type="float">
            <text:p>5,98E+03</text:p>
          </table:table-cell>
          <table:table-cell office:value-type="float" office:value="139.551880971856" calcext:value-type="float">
            <text:p>1,40E+02</text:p>
          </table:table-cell>
          <table:table-cell office:value-type="float" office:value="0.00016731348522243" calcext:value-type="float">
            <text:p>1,67E-04</text:p>
          </table:table-cell>
          <table:table-cell table:formula="of:=[.D28]/1000" office:value-type="float" office:value="5.97680455147161" calcext:value-type="float">
            <text:p>5,98</text:p>
          </table:table-cell>
          <table:table-cell office:value-type="float" office:value="26.6287682190826" calcext:value-type="float">
            <text:p>26,63</text:p>
          </table:table-cell>
          <table:table-cell office:value-type="float" office:value="0.971208062124562" calcext:value-type="float">
            <text:p>9,71E-01</text:p>
          </table:table-cell>
          <table:table-cell office:value-type="float" office:value="-0.0000000294740815550018" calcext:value-type="float">
            <text:p>-2,95E-08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45-30*([.A29]-1)" office:value-type="float" office:value="75" calcext:value-type="float">
            <text:p>75</text:p>
          </table:table-cell>
          <table:table-cell office:value-type="float" office:value="-0.0579035296479119" calcext:value-type="float">
            <text:p>-5,79E-02</text:p>
          </table:table-cell>
          <table:table-cell office:value-type="float" office:value="11856.5734696721" calcext:value-type="float">
            <text:p>1,19E+04</text:p>
          </table:table-cell>
          <table:table-cell office:value-type="float" office:value="0.0578909586600524" calcext:value-type="float">
            <text:p>5,79E-02</text:p>
          </table:table-cell>
          <table:table-cell office:value-type="float" office:value="0.0000843413995247359" calcext:value-type="float">
            <text:p>8,43E-05</text:p>
          </table:table-cell>
          <table:table-cell table:formula="of:=[.D29]/1000" office:value-type="float" office:value="11.8565734696721" calcext:value-type="float">
            <text:p>11,86</text:p>
          </table:table-cell>
          <table:table-cell office:value-type="float" office:value="13.4233506416501" calcext:value-type="float">
            <text:p>13,42</text:p>
          </table:table-cell>
          <table:table-cell office:value-type="float" office:value="0.995945445969644" calcext:value-type="float">
            <text:p>9,96E-01</text:p>
          </table:table-cell>
          <table:table-cell office:value-type="float" office:value="-0.0000000478082910287408" calcext:value-type="float">
            <text:p>-4,78E-08</text:p>
          </table:table-cell>
          <table:table-cell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5-30*([.A30]-1)" office:value-type="float" office:value="45" calcext:value-type="float">
            <text:p>45</text:p>
          </table:table-cell>
          <table:table-cell office:value-type="float" office:value="-0.832029421215053" calcext:value-type="float">
            <text:p>-8,32E-01</text:p>
          </table:table-cell>
          <table:table-cell office:value-type="float" office:value="8592.72181106056" calcext:value-type="float">
            <text:p>8,59E+03</text:p>
          </table:table-cell>
          <table:table-cell office:value-type="float" office:value="0.832020771796577" calcext:value-type="float">
            <text:p>8,32E-01</text:p>
          </table:table-cell>
          <table:table-cell office:value-type="float" office:value="0.000116377560217625" calcext:value-type="float">
            <text:p>1,16E-04</text:p>
          </table:table-cell>
          <table:table-cell table:formula="of:=[.D30]/1000" office:value-type="float" office:value="8.59272181106056" calcext:value-type="float">
            <text:p>8,59</text:p>
          </table:table-cell>
          <table:table-cell office:value-type="float" office:value="18.5220639736097" calcext:value-type="float">
            <text:p>18,52</text:p>
          </table:table-cell>
          <table:table-cell office:value-type="float" office:value="0.983893063572956" calcext:value-type="float">
            <text:p>9,84E-01</text:p>
          </table:table-cell>
          <table:table-cell office:value-type="float" office:value="-0.0000000328795777460166" calcext:value-type="float">
            <text:p>-3,29E-08</text:p>
          </table:table-cell>
          <table:table-cell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5-30*([.A31]-1)" office:value-type="float" office:value="15" calcext:value-type="float">
            <text:p>15</text:p>
          </table:table-cell>
          <table:table-cell office:value-type="float" office:value="-236.683556542561" calcext:value-type="float">
            <text:p>-2,37E+02</text:p>
          </table:table-cell>
          <table:table-cell office:value-type="float" office:value="5485.94341512019" calcext:value-type="float">
            <text:p>5,49E+03</text:p>
          </table:table-cell>
          <table:table-cell office:value-type="float" office:value="236.6835508232" calcext:value-type="float">
            <text:p>2,37E+02</text:p>
          </table:table-cell>
          <table:table-cell office:value-type="float" office:value="0.000182284052956841" calcext:value-type="float">
            <text:p>1,82E-04</text:p>
          </table:table-cell>
          <table:table-cell table:formula="of:=[.D31]/1000" office:value-type="float" office:value="5.48594341512019" calcext:value-type="float">
            <text:p>5,49</text:p>
          </table:table-cell>
          <table:table-cell office:value-type="float" office:value="29.011408074906" calcext:value-type="float">
            <text:p>29,01</text:p>
          </table:table-cell>
          <table:table-cell office:value-type="float" office:value="0.56509768815829" calcext:value-type="float">
            <text:p>5,65E-01</text:p>
          </table:table-cell>
          <table:table-cell office:value-type="float" office:value="-0.0000000217239994640735" calcext:value-type="float">
            <text:p>-2,17E-08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fit from 100 to 400</text:p>
          </table:table-cell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P0 (Vs)</text:p>
          </table:table-cell>
          <table:table-cell table:style-name="Default" office:value-type="string" calcext:value-type="string">
            <text:p>p1 (us)</text:p>
          </table:table-cell>
          <table:table-cell table:style-name="Default" office:value-type="string" calcext:value-type="string">
            <text:p>p2 (Vs)</text:p>
          </table:table-cell>
          <table:table-cell table:style-name="ce8" office:value-type="string" calcext:value-type="string">
            <text:p>1/Tau (us^-1)</text:p>
          </table:table-cell>
          <table:table-cell table:style-name="Default" office:value-type="string" calcext:value-type="string">
            <text:p>Tau (ms)</text:p>
          </table:table-cell>
          <table:table-cell table:style-name="Default" office:value-type="string" calcext:value-type="string">
            <text:p>fc (Hz)</text:p>
          </table:table-cell>
          <table:table-cell table:style-name="Default" office:value-type="string" calcext:value-type="string">
            <text:p>R²</text:p>
          </table:table-cell>
          <table:table-cell table:style-name="Default" office:value-type="string" calcext:value-type="string">
            <text:p>Gain (Vs/A)</text:p>
          </table:table-cell>
          <table:table-cell/>
          <table:table-cell table:style-name="Default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00227077506043837" calcext:value-type="float">
            <text:p>2,27E-03</text:p>
          </table:table-cell>
          <table:table-cell office:value-type="float" office:value="18606.7690612166" calcext:value-type="float">
            <text:p>1,86E+04</text:p>
          </table:table-cell>
          <table:table-cell office:value-type="float" office:value="-0.00225908751562421" calcext:value-type="float">
            <text:p>-2,26E-03</text:p>
          </table:table-cell>
          <table:table-cell office:value-type="float" office:value="0.0000537438819555391" calcext:value-type="float">
            <text:p>5,37E-05</text:p>
          </table:table-cell>
          <table:table-cell table:formula="of:=[.D35]/1000" office:value-type="float" office:value="18.6067690612166" calcext:value-type="float">
            <text:p>18,61</text:p>
          </table:table-cell>
          <table:table-cell table:style-name="ce9" office:value-type="float" office:value="8.55360447417137" calcext:value-type="float">
            <text:p>8,55</text:p>
          </table:table-cell>
          <table:table-cell office:value-type="float" office:value="0.989730697025238" calcext:value-type="float">
            <text:p>9,90E-01</text:p>
          </table:table-cell>
          <table:table-cell office:value-type="float" office:value="0.0000000742301763898786" calcext:value-type="float">
            <text:p>7,42E-08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000727865731435514" calcext:value-type="float">
            <text:p>7,28E-04</text:p>
          </table:table-cell>
          <table:table-cell office:value-type="float" office:value="25039.2790003876" calcext:value-type="float">
            <text:p>2,50E+04</text:p>
          </table:table-cell>
          <table:table-cell office:value-type="float" office:value="-0.000715763906464554" calcext:value-type="float">
            <text:p>-7,16E-04</text:p>
          </table:table-cell>
          <table:table-cell office:value-type="float" office:value="0.000039937252186236" calcext:value-type="float">
            <text:p>3,99E-05</text:p>
          </table:table-cell>
          <table:table-cell table:formula="of:=[.D36]/1000" office:value-type="float" office:value="25.0392790003876" calcext:value-type="float">
            <text:p>25,04</text:p>
          </table:table-cell>
          <table:table-cell table:style-name="ce9" office:value-type="float" office:value="6.35621109894706" calcext:value-type="float">
            <text:p>6,36</text:p>
          </table:table-cell>
          <table:table-cell office:value-type="float" office:value="0.996390281717866" calcext:value-type="float">
            <text:p>9,96E-01</text:p>
          </table:table-cell>
          <table:table-cell office:value-type="float" office:value="0.0000000768886136538486" calcext:value-type="float">
            <text:p>7,69E-08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000173786445550014" calcext:value-type="float">
            <text:p>1,74E-04</text:p>
          </table:table-cell>
          <table:table-cell office:value-type="float" office:value="26178.1444949153" calcext:value-type="float">
            <text:p>2,62E+04</text:p>
          </table:table-cell>
          <table:table-cell office:value-type="float" office:value="-0.000170185363245197" calcext:value-type="float">
            <text:p>-1,70E-04</text:p>
          </table:table-cell>
          <table:table-cell office:value-type="float" office:value="0.0000381998044282411" calcext:value-type="float">
            <text:p>3,82E-05</text:p>
          </table:table-cell>
          <table:table-cell table:formula="of:=[.D37]/1000" office:value-type="float" office:value="26.1781444949153" calcext:value-type="float">
            <text:p>26,18</text:p>
          </table:table-cell>
          <table:table-cell table:style-name="ce9" office:value-type="float" office:value="6.07968769989824" calcext:value-type="float">
            <text:p>6,08</text:p>
          </table:table-cell>
          <table:table-cell office:value-type="float" office:value="0.950968239359096" calcext:value-type="float">
            <text:p>9,51E-01</text:p>
          </table:table-cell>
          <table:table-cell office:value-type="float" office:value="0.0000000228797284347003" calcext:value-type="float">
            <text:p>2,29E-08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-0.0000550815444876148" calcext:value-type="float">
            <text:p>-5,51E-05</text:p>
          </table:table-cell>
          <table:table-cell office:value-type="float" office:value="44853.7330624698" calcext:value-type="float">
            <text:p>4,49E+04</text:p>
          </table:table-cell>
          <table:table-cell office:value-type="float" office:value="0.0000498435407591674" calcext:value-type="float">
            <text:p>4,98E-05</text:p>
          </table:table-cell>
          <table:table-cell office:value-type="float" office:value="0.0000222946883508504" calcext:value-type="float">
            <text:p>2,23E-05</text:p>
          </table:table-cell>
          <table:table-cell table:formula="of:=[.D38]/1000" office:value-type="float" office:value="44.8537330624698" calcext:value-type="float">
            <text:p>44,85</text:p>
          </table:table-cell>
          <table:table-cell table:style-name="ce9" office:value-type="float" office:value="3.54830985573114" calcext:value-type="float">
            <text:p>3,55</text:p>
          </table:table-cell>
          <table:table-cell office:value-type="float" office:value="0.977885855487716" calcext:value-type="float">
            <text:p>9,78E-01</text:p>
          </table:table-cell>
          <table:table-cell office:value-type="float" office:value="-0.000000033286663080242" calcext:value-type="float">
            <text:p>-3,33E-08</text:p>
          </table:table-cell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-0.00118767470826902" calcext:value-type="float">
            <text:p>-1,19E-03</text:p>
          </table:table-cell>
          <table:table-cell office:value-type="float" office:value="21691.2933784107" calcext:value-type="float">
            <text:p>2,17E+04</text:p>
          </table:table-cell>
          <table:table-cell office:value-type="float" office:value="0.00117597314922983" calcext:value-type="float">
            <text:p>1,18E-03</text:p>
          </table:table-cell>
          <table:table-cell office:value-type="float" office:value="0.0000461014464446505" calcext:value-type="float">
            <text:p>4,61E-05</text:p>
          </table:table-cell>
          <table:table-cell table:formula="of:=[.D39]/1000" office:value-type="float" office:value="21.6912933784107" calcext:value-type="float">
            <text:p>21,69</text:p>
          </table:table-cell>
          <table:table-cell table:style-name="ce9" office:value-type="float" office:value="7.33727308535241" calcext:value-type="float">
            <text:p>7,34</text:p>
          </table:table-cell>
          <table:table-cell office:value-type="float" office:value="0.972086639087953" calcext:value-type="float">
            <text:p>9,72E-01</text:p>
          </table:table-cell>
          <table:table-cell office:value-type="float" office:value="-0.0000000743311136942851" calcext:value-type="float">
            <text:p>-7,43E-08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-0.00298033990654959" calcext:value-type="float">
            <text:p>-2,98E-03</text:p>
          </table:table-cell>
          <table:table-cell office:value-type="float" office:value="18381.1272235056" calcext:value-type="float">
            <text:p>1,84E+04</text:p>
          </table:table-cell>
          <table:table-cell office:value-type="float" office:value="0.00296733837980061" calcext:value-type="float">
            <text:p>2,97E-03</text:p>
          </table:table-cell>
          <table:table-cell office:value-type="float" office:value="0.00005440362758173" calcext:value-type="float">
            <text:p>5,44E-05</text:p>
          </table:table-cell>
          <table:table-cell table:formula="of:=[.D40]/1000" office:value-type="float" office:value="18.3811272235056" calcext:value-type="float">
            <text:p>18,38</text:p>
          </table:table-cell>
          <table:table-cell table:style-name="ce9" office:value-type="float" office:value="8.65860625176291" calcext:value-type="float">
            <text:p>8,66</text:p>
          </table:table-cell>
          <table:table-cell office:value-type="float" office:value="0.981869589953246" calcext:value-type="float">
            <text:p>9,82E-01</text:p>
          </table:table-cell>
          <table:table-cell office:value-type="float" office:value="-0.0000000825748220188102" calcext:value-type="float">
            <text:p>-8,26E-08</text:p>
          </table:table-cell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0.000987579717673439" calcext:value-type="float">
            <text:p>-9,88E-04</text:p>
          </table:table-cell>
          <table:table-cell office:value-type="float" office:value="23331.5054338535" calcext:value-type="float">
            <text:p>2,33E+04</text:p>
          </table:table-cell>
          <table:table-cell office:value-type="float" office:value="0.000974528293660186" calcext:value-type="float">
            <text:p>9,75E-04</text:p>
          </table:table-cell>
          <table:table-cell office:value-type="float" office:value="0.0000428605004865663" calcext:value-type="float">
            <text:p>4,29E-05</text:p>
          </table:table-cell>
          <table:table-cell table:formula="of:=[.D41]/1000" office:value-type="float" office:value="23.3315054338535" calcext:value-type="float">
            <text:p>23,33</text:p>
          </table:table-cell>
          <table:table-cell table:style-name="ce9" office:value-type="float" office:value="6.82146051582961" calcext:value-type="float">
            <text:p>6,82</text:p>
          </table:table-cell>
          <table:table-cell office:value-type="float" office:value="0.994156904016615" calcext:value-type="float">
            <text:p>9,94E-01</text:p>
          </table:table-cell>
          <table:table-cell office:value-type="float" office:value="-0.0000000829140831164468" calcext:value-type="float">
            <text:p>-8,29E-08</text:p>
          </table:table-cell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-0.00047699137177768" calcext:value-type="float">
            <text:p>-4,77E-04</text:p>
          </table:table-cell>
          <table:table-cell office:value-type="float" office:value="26456.56710928" calcext:value-type="float">
            <text:p>2,65E+04</text:p>
          </table:table-cell>
          <table:table-cell office:value-type="float" office:value="0.000466662960600325" calcext:value-type="float">
            <text:p>4,67E-04</text:p>
          </table:table-cell>
          <table:table-cell office:value-type="float" office:value="0.0000377977987797683" calcext:value-type="float">
            <text:p>3,78E-05</text:p>
          </table:table-cell>
          <table:table-cell table:formula="of:=[.D42]/1000" office:value-type="float" office:value="26.45656710928" calcext:value-type="float">
            <text:p>26,46</text:p>
          </table:table-cell>
          <table:table-cell table:style-name="ce9" office:value-type="float" office:value="6.01570651379294" calcext:value-type="float">
            <text:p>6,02</text:p>
          </table:table-cell>
          <table:table-cell office:value-type="float" office:value="0.985444872029956" calcext:value-type="float">
            <text:p>9,85E-01</text:p>
          </table:table-cell>
          <table:table-cell office:value-type="float" office:value="-0.0000000656225207398728" calcext:value-type="float">
            <text:p>-6,56E-08</text:p>
          </table:table-cell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-0.000214890504121889" calcext:value-type="float">
            <text:p>-2,15E-04</text:p>
          </table:table-cell>
          <table:table-cell office:value-type="float" office:value="27197.0379913056" calcext:value-type="float">
            <text:p>2,72E+04</text:p>
          </table:table-cell>
          <table:table-cell office:value-type="float" office:value="0.000209318533421433" calcext:value-type="float">
            <text:p>2,09E-04</text:p>
          </table:table-cell>
          <table:table-cell office:value-type="float" office:value="0.0000367687098984707" calcext:value-type="float">
            <text:p>3,68E-05</text:p>
          </table:table-cell>
          <table:table-cell table:formula="of:=[.D43]/1000" office:value-type="float" office:value="27.1970379913056" calcext:value-type="float">
            <text:p>27,20</text:p>
          </table:table-cell>
          <table:table-cell table:style-name="ce9" office:value-type="float" office:value="5.85192193145351" calcext:value-type="float">
            <text:p>5,85</text:p>
          </table:table-cell>
          <table:table-cell office:value-type="float" office:value="0.972437419204118" calcext:value-type="float">
            <text:p>9,72E-01</text:p>
          </table:table-cell>
          <table:table-cell office:value-type="float" office:value="-0.0000000354023668228372" calcext:value-type="float">
            <text:p>-3,54E-08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00001759453669404" calcext:value-type="float">
            <text:p>1,76E-05</text:p>
          </table:table-cell>
          <table:table-cell office:value-type="float" office:value="72659.7634277139" calcext:value-type="float">
            <text:p>7,27E+04</text:p>
          </table:table-cell>
          <table:table-cell office:value-type="float" office:value="-0.0000137897456851672" calcext:value-type="float">
            <text:p>-1,38E-05</text:p>
          </table:table-cell>
          <table:table-cell office:value-type="float" office:value="0.0000137627753356899" calcext:value-type="float">
            <text:p>1,38E-05</text:p>
          </table:table-cell>
          <table:table-cell table:formula="of:=[.D44]/1000" office:value-type="float" office:value="72.6597634277139" calcext:value-type="float">
            <text:p>72,66</text:p>
          </table:table-cell>
          <table:table-cell table:style-name="ce9" office:value-type="float" office:value="2.19041372533826" calcext:value-type="float">
            <text:p>2,19</text:p>
          </table:table-cell>
          <table:table-cell office:value-type="float" office:value="0.98193359058145" calcext:value-type="float">
            <text:p>9,82E-01</text:p>
          </table:table-cell>
          <table:table-cell office:value-type="float" office:value="0.0000000242086041766437" calcext:value-type="float">
            <text:p>2,42E-08</text:p>
          </table:table-cell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000531343257164433" calcext:value-type="float">
            <text:p>5,31E-04</text:p>
          </table:table-cell>
          <table:table-cell office:value-type="float" office:value="27646.5503832207" calcext:value-type="float">
            <text:p>2,76E+04</text:p>
          </table:table-cell>
          <table:table-cell office:value-type="float" office:value="-0.000518285646771016" calcext:value-type="float">
            <text:p>-5,18E-04</text:p>
          </table:table-cell>
          <table:table-cell office:value-type="float" office:value="0.0000361708779626598" calcext:value-type="float">
            <text:p>3,62E-05</text:p>
          </table:table-cell>
          <table:table-cell table:formula="of:=[.D45]/1000" office:value-type="float" office:value="27.6465503832207" calcext:value-type="float">
            <text:p>27,65</text:p>
          </table:table-cell>
          <table:table-cell table:style-name="ce9" office:value-type="float" office:value="5.75677402373101" calcext:value-type="float">
            <text:p>5,76</text:p>
          </table:table-cell>
          <table:table-cell office:value-type="float" office:value="0.995714416648878" calcext:value-type="float">
            <text:p>9,96E-01</text:p>
          </table:table-cell>
          <table:table-cell office:value-type="float" office:value="0.0000000829639830995152" calcext:value-type="float">
            <text:p>8,30E-08</text:p>
          </table:table-cell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0027978845214617" calcext:value-type="float">
            <text:p>2,80E-04</text:p>
          </table:table-cell>
          <table:table-cell office:value-type="float" office:value="30030.0183205406" calcext:value-type="float">
            <text:p>3,00E+04</text:p>
          </table:table-cell>
          <table:table-cell office:value-type="float" office:value="-0.000267962830077632" calcext:value-type="float">
            <text:p>-2,68E-04</text:p>
          </table:table-cell>
          <table:table-cell office:value-type="float" office:value="0.0000333000129845408" calcext:value-type="float">
            <text:p>3,33E-05</text:p>
          </table:table-cell>
          <table:table-cell table:formula="of:=[.D46]/1000" office:value-type="float" office:value="30.0300183205406" calcext:value-type="float">
            <text:p>30,03</text:p>
          </table:table-cell>
          <table:table-cell table:style-name="ce9" office:value-type="float" office:value="5.29986167151397" calcext:value-type="float">
            <text:p>5,30</text:p>
          </table:table-cell>
          <table:table-cell office:value-type="float" office:value="0.985467030111391" calcext:value-type="float">
            <text:p>9,85E-01</text:p>
          </table:table-cell>
          <table:table-cell office:value-type="float" office:value="0.000000075138408234228" calcext:value-type="float">
            <text:p>7,51E-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number-style style:name="N140">
      <number:number number:decimal-places="7" loext:min-decimal-places="7" number:min-integer-digits="1" number:grouping="true"/>
    </number:number-style>
    <number:number-style style:name="N141">
      <number:number number:decimal-places="8" loext:min-decimal-places="8" number:min-integer-digits="1" number:grouping="true"/>
    </number:number-style>
    <number:number-style style:name="N142">
      <number:number number:decimal-places="9" loext:min-decimal-places="9" number:min-integer-digits="1" number:grouping="true"/>
    </number:number-style>
    <number:number-style style:name="N143">
      <number:number number:decimal-places="10" loext:min-decimal-places="10" number:min-integer-digits="1" number:grouping="true"/>
    </number:number-style>
    <number:number-style style:name="N144">
      <number:number number:decimal-places="11" loext:min-decimal-places="11" number:min-integer-digits="1" number:grouping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12" loext:min-decimal-places="12" number:min-integer-digits="1" number:grouping="true"/>
    </number:number-style>
    <number:number-style style:name="N148">
      <number:number number:decimal-places="13" loext:min-decimal-places="13" number:min-integer-digits="1" number:grouping="true"/>
    </number:number-style>
    <number:number-style style:name="N149">
      <number:number number:decimal-places="14" loext:min-decimal-places="14" number:min-integer-digits="1" number:grouping="true"/>
    </number:number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0P0"/>
    </number:currency-style>
    <number:number-style style:name="N15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-00-0000</text:date>, <text:time style:data-style-name="N2" text:time-value="10:34:42.261612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11:36.087571938</meta:creation-date>
    <dc:date>2018-08-03T19:47:09.641193502</dc:date>
    <meta:editing-duration>PT5H29M50S</meta:editing-duration>
    <meta:editing-cycles>11</meta:editing-cycles>
    <meta:generator>LibreOffice/5.1.6.2$Linux_X86_64 LibreOffice_project/10m0$Build-2</meta:generator>
    <meta:document-statistic meta:table-count="2" meta:cell-count="6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column-mapping="1 0" chart:style-name="ch1">
        <chart:legend chart:legend-position="end" svg:x="13.201cm" svg:y="4.197cm" style:legend-expansion="high" chart:style-name="ch2"/>
        <chart:plot-area chart:style-name="ch3" table:cell-range-address="Sheet2.J3:Sheet2.K14" svg:x="0.32cm" svg:y="0.179cm" svg:width="12.561cm" svg:height="8.635cm">
          <chartooo:coordinate-region svg:x="0.611cm" svg:y="0.378cm" svg:width="12.029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3:Sheet2.J14" chart:class="chart:scatter">
            <chart:domain table:cell-range-address="Sheet2.K3:Sheet2.K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5925826289068">
                <text:p>0.965925826289068</text:p>
                <draw:g>
                  <svg:desc>Sheet2.K3:Sheet2.K14</svg:desc>
                </draw:g>
              </table:table-cell>
              <table:table-cell office:value-type="float" office:value="0.0000000173310547909081">
                <text:p>0.0000000173310547909081</text:p>
                <draw:g>
                  <svg:desc>Sheet2.J3:Sheet2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0000000383348160950746">
                <text:p>0.0000000383348160950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0000000162468915870568">
                <text:p>0.0000000162468915870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0000000244240516907461">
                <text:p>-0.0000000244240516907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0000000287539229877814">
                <text:p>-0.000000028753922987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000000016659634250521">
                <text:p>-0.000000016659634250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0000000185776263311945">
                <text:p>-0.0000000185776263311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0000000377744490938004">
                <text:p>-0.000000037774449093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000000022822730020275">
                <text:p>-0.000000022822730020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0000000184225973145045">
                <text:p>0.00000001842259731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0000000275153304952684">
                <text:p>0.0000000275153304952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0000000145261928389972">
                <text:p>0.0000000145261928389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121cm" svg:y="3.948cm" style:legend-expansion="high" chart:style-name="ch2"/>
        <chart:plot-area chart:style-name="ch3" table:cell-range-address="Sheet2.K3:Sheet2.K14 Sheet2.G3:Sheet2.G14 Sheet2.G20:Sheet2.G31" svg:x="0.32cm" svg:y="0.179cm" svg:width="12.481cm" svg:height="8.635cm">
          <chartooo:coordinate-region svg:x="0.611cm" svg:y="0.379cm" svg:width="11.949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3:Sheet2.G14" chart:class="chart:scatter">
            <chart:domain table:cell-range-address="Sheet2.K3:Sheet2.K14"/>
            <chart:data-point chart:repeated="12"/>
          </chart:series>
          <chart:series chart:style-name="ch8" chart:values-cell-range-address="Sheet2.G20:Sheet2.G3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5925826289068">
                <text:p>0.965925826289068</text:p>
                <draw:g>
                  <svg:desc>Sheet2.K3:Sheet2.K14</svg:desc>
                </draw:g>
              </table:table-cell>
              <table:table-cell office:value-type="float" office:value="25.0131997484175">
                <text:p>25.0131997484175</text:p>
                <draw:g>
                  <svg:desc>Sheet2.G3:Sheet2.G14</svg:desc>
                </draw:g>
              </table:table-cell>
              <table:table-cell office:value-type="float" office:value="5.878860922813">
                <text:p>5.878860922813</text:p>
                <draw:g>
                  <svg:desc>Sheet2.G20:Sheet2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2.467847806774">
                <text:p>22.467847806774</text:p>
              </table:table-cell>
              <table:table-cell office:value-type="float" office:value="9.3521129183009">
                <text:p>9.3521129183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17.249680479793">
                <text:p>17.249680479793</text:p>
              </table:table-cell>
              <table:table-cell office:value-type="float" office:value="16.481093896083">
                <text:p>16.481093896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2.4686400049574">
                <text:p>22.4686400049574</text:p>
              </table:table-cell>
              <table:table-cell office:value-type="float" office:value="5.77249965830033">
                <text:p>5.7724996583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4.5817071269453">
                <text:p>24.5817071269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9.2323609950829">
                <text:p>39.2323609950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6.5608815862347">
                <text:p>36.560881586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3.1244813936627">
                <text:p>23.1244813936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9.0649095753724">
                <text:p>29.0649095753724</text:p>
              </table:table-cell>
              <table:table-cell office:value-type="float" office:value="5.97680455147161">
                <text:p>5.97680455147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7.766430987035">
                <text:p>27.766430987035</text:p>
              </table:table-cell>
              <table:table-cell office:value-type="float" office:value="11.8565734696721">
                <text:p>11.8565734696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8.2885077995537">
                <text:p>28.2885077995537</text:p>
              </table:table-cell>
              <table:table-cell office:value-type="float" office:value="8.59272181106056">
                <text:p>8.59272181106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42.7787805416966">
                <text:p>42.7787805416966</text:p>
              </table:table-cell>
              <table:table-cell office:value-type="float" office:value="5.48594341512019">
                <text:p>5.48594341512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201cm" svg:y="3.699cm" style:legend-expansion="high" chart:style-name="ch2"/>
        <chart:plot-area chart:style-name="ch3" table:cell-range-address="Sheet2.A3:Sheet2.A14 Sheet2.J3:Sheet2.J14 Sheet2.J20:Sheet2.J31 Sheet2.J35:Sheet2.J46" svg:x="0.32cm" svg:y="0.179cm" svg:width="12.561cm" svg:height="8.635cm">
          <chartooo:coordinate-region svg:x="2.053cm" svg:y="0.378cm" svg:width="10.641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3:Sheet2.J14" chart:class="chart:scatter">
            <chart:domain table:cell-range-address="Sheet2.A3:Sheet2.A14"/>
            <chart:data-point chart:repeated="12"/>
          </chart:series>
          <chart:series chart:style-name="ch8" chart:values-cell-range-address="Sheet2.J20:Sheet2.J31" chart:class="chart:scatter">
            <chart:data-point chart:repeated="12"/>
          </chart:series>
          <chart:series chart:style-name="ch9" chart:values-cell-range-address="Sheet2.J35:Sheet2.J46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14</svg:desc>
                </draw:g>
              </table:table-cell>
              <table:table-cell office:value-type="float" office:value="0.0000000173310547909081">
                <text:p>0.0000000173310547909081</text:p>
                <draw:g>
                  <svg:desc>Sheet2.J3:Sheet2.J14</svg:desc>
                </draw:g>
              </table:table-cell>
              <table:table-cell office:value-type="float" office:value="0.0000000403690579146267">
                <text:p>0.0000000403690579146267</text:p>
                <draw:g>
                  <svg:desc>Sheet2.J20:Sheet2.J31</svg:desc>
                </draw:g>
              </table:table-cell>
              <table:table-cell office:value-type="float" office:value="0.0000000742301763898786">
                <text:p>0.0000000742301763898786</text:p>
                <draw:g>
                  <svg:desc>Sheet2.J35:Sheet2.J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00383348160950746">
                <text:p>0.0000000383348160950746</text:p>
              </table:table-cell>
              <table:table-cell office:value-type="float" office:value="0.0000000754406907319813">
                <text:p>0.0000000754406907319813</text:p>
              </table:table-cell>
              <table:table-cell office:value-type="float" office:value="0.0000000768886136538486">
                <text:p>0.000000076888613653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0162468915870568">
                <text:p>0.0000000162468915870568</text:p>
              </table:table-cell>
              <table:table-cell office:value-type="float" office:value="0.0000000327853209689987">
                <text:p>0.0000000327853209689987</text:p>
              </table:table-cell>
              <table:table-cell office:value-type="float" office:value="0.0000000228797284347003">
                <text:p>0.0000000228797284347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000000244240516907461">
                <text:p>-0.0000000244240516907461</text:p>
              </table:table-cell>
              <table:table-cell office:value-type="float" office:value="0.0000000219233465362165">
                <text:p>0.0000000219233465362165</text:p>
              </table:table-cell>
              <table:table-cell office:value-type="float" office:value="-0.000000033286663080242">
                <text:p>-0.000000033286663080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000000287539229877814">
                <text:p>-0.0000000287539229877814</text:p>
              </table:table-cell>
              <table:table-cell office:value-type="float" office:value="0">
                <text:p>0</text:p>
              </table:table-cell>
              <table:table-cell office:value-type="float" office:value="-0.0000000743311136942851">
                <text:p>-0.0000000743311136942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000000016659634250521">
                <text:p>-0.000000016659634250521</text:p>
              </table:table-cell>
              <table:table-cell office:value-type="float" office:value="0">
                <text:p>0</text:p>
              </table:table-cell>
              <table:table-cell office:value-type="float" office:value="-0.0000000825748220188102">
                <text:p>-0.0000000825748220188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0000000185776263311945">
                <text:p>-0.0000000185776263311945</text:p>
              </table:table-cell>
              <table:table-cell office:value-type="float" office:value="0">
                <text:p>0</text:p>
              </table:table-cell>
              <table:table-cell office:value-type="float" office:value="-0.0000000829140831164468">
                <text:p>-0.0000000829140831164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0000000377744490938004">
                <text:p>-0.0000000377744490938004</text:p>
              </table:table-cell>
              <table:table-cell office:value-type="float" office:value="0">
                <text:p>0</text:p>
              </table:table-cell>
              <table:table-cell office:value-type="float" office:value="-0.0000000656225207398728">
                <text:p>-0.0000000656225207398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000000022822730020275">
                <text:p>-0.000000022822730020275</text:p>
              </table:table-cell>
              <table:table-cell office:value-type="float" office:value="-0.0000000294740815550018">
                <text:p>-0.0000000294740815550018</text:p>
              </table:table-cell>
              <table:table-cell office:value-type="float" office:value="-0.0000000354023668228372">
                <text:p>-0.0000000354023668228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184225973145045">
                <text:p>0.0000000184225973145045</text:p>
              </table:table-cell>
              <table:table-cell office:value-type="float" office:value="-0.0000000478082910287408">
                <text:p>-0.0000000478082910287408</text:p>
              </table:table-cell>
              <table:table-cell office:value-type="float" office:value="0.0000000242086041766437">
                <text:p>0.0000000242086041766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275153304952684">
                <text:p>0.0000000275153304952684</text:p>
              </table:table-cell>
              <table:table-cell office:value-type="float" office:value="-0.0000000328795777460166">
                <text:p>-0.0000000328795777460166</text:p>
              </table:table-cell>
              <table:table-cell office:value-type="float" office:value="0.0000000829639830995152">
                <text:p>0.000000082963983099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145261928389972">
                <text:p>0.0000000145261928389972</text:p>
              </table:table-cell>
              <table:table-cell office:value-type="float" office:value="-0.0000000217239994640735">
                <text:p>-0.0000000217239994640735</text:p>
              </table:table-cell>
              <table:table-cell office:value-type="float" office:value="0.000000075138408234228">
                <text:p>0.000000075138408234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column-mapping="1 0" chart:style-name="ch1">
        <chart:legend chart:legend-position="end" svg:x="13.121cm" svg:y="4.197cm" style:legend-expansion="high" chart:style-name="ch2"/>
        <chart:plot-area chart:style-name="ch3" table:cell-range-address="Sheet2.K3:Sheet2.K14 Sheet2.G3:Sheet2.G14" svg:x="0.32cm" svg:y="0.179cm" svg:width="12.481cm" svg:height="8.635cm">
          <chartooo:coordinate-region svg:x="0.611cm" svg:y="0.379cm" svg:width="11.949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G3:Sheet2.G14" chart:class="chart:scatter">
            <chart:domain table:cell-range-address="Sheet2.K3:Sheet2.K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5925826289068">
                <text:p>0.965925826289068</text:p>
                <draw:g>
                  <svg:desc>Sheet2.K3:Sheet2.K14</svg:desc>
                </draw:g>
              </table:table-cell>
              <table:table-cell office:value-type="float" office:value="25.0131997484175">
                <text:p>25.0131997484175</text:p>
                <draw:g>
                  <svg:desc>Sheet2.G3:Sheet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2.467847806774">
                <text:p>22.467847806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17.249680479793">
                <text:p>17.249680479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2.4686400049574">
                <text:p>22.4686400049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4.5817071269453">
                <text:p>24.5817071269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9.2323609950829">
                <text:p>39.232360995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36.5608815862347">
                <text:p>36.5608815862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3.1244813936627">
                <text:p>23.1244813936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9.0649095753724">
                <text:p>29.0649095753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7.766430987035">
                <text:p>27.766430987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8.2885077995537">
                <text:p>28.2885077995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42.7787805416966">
                <text:p>42.77878054169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